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8.096cm" fo:margin-left="2.974cm" table:align="left"/>
    </style:style>
    <style:style style:name="Table1.A" style:family="table-column">
      <style:table-column-properties style:column-width="2.699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8.096cm" fo:margin-left="3.027cm" table:align="left"/>
    </style:style>
    <style:style style:name="Table2.A" style:family="table-column">
      <style:table-column-properties style:column-width="2.646cm"/>
    </style:style>
    <style:style style:name="Table2.B" style:family="table-column">
      <style:table-column-properties style:column-width="2.752cm"/>
    </style:style>
    <style:style style:name="Table2.C" style:family="table-column">
      <style:table-column-properties style:column-width="2.699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7.662cm" fo:margin-left="2.947cm" table:align="left"/>
    </style:style>
    <style:style style:name="Table3.A" style:family="table-column">
      <style:table-column-properties style:column-width="3.598cm"/>
    </style:style>
    <style:style style:name="Table3.B" style:family="table-column">
      <style:table-column-properties style:column-width="4.064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text-underline-style="none" fo:font-weight="normal" style:font-weight-asian="normal" style:font-weight-complex="normal"/>
    </style:style>
    <style:style style:name="P2" style:family="paragraph" style:parent-style-name="Standard">
      <style:text-properties style:text-underline-style="none" fo:font-weight="normal" officeooo:rsid="0001364f" officeooo:paragraph-rsid="0001364f" style:font-weight-asian="normal" style:font-weight-complex="normal"/>
    </style:style>
    <style:style style:name="P3" style:family="paragraph" style:parent-style-name="Standard">
      <style:text-properties style:text-underline-style="none" fo:font-weight="normal" officeooo:paragraph-rsid="00aec21a" style:font-weight-asian="normal" style:font-weight-complex="normal"/>
    </style:style>
    <style:style style:name="P4" style:family="paragraph" style:parent-style-name="Standard">
      <style:text-properties style:font-name="Liberation Serif" style:text-underline-style="none" fo:font-weight="normal" officeooo:rsid="0001364f" officeooo:paragraph-rsid="0001364f" style:font-weight-asian="normal" style:font-weight-complex="normal"/>
    </style:style>
    <style:style style:name="P5" style:family="paragraph" style:parent-style-name="Standard">
      <style:text-properties style:font-name="Liberation Serif" style:text-underline-style="none" fo:font-weight="normal" officeooo:rsid="0040c16e" officeooo:paragraph-rsid="0040c16e" style:font-weight-asian="normal" style:font-weight-complex="normal"/>
    </style:style>
    <style:style style:name="P6" style:family="paragraph" style:parent-style-name="Standard">
      <style:text-properties style:font-name="Liberation Serif" style:text-underline-style="none" fo:font-weight="normal" officeooo:rsid="007b7ffd" officeooo:paragraph-rsid="007b7ffd" style:font-weight-asian="normal" style:font-weight-complex="normal"/>
    </style:style>
    <style:style style:name="P7" style:family="paragraph" style:parent-style-name="Standard">
      <style:text-properties style:font-name="Liberation Serif" style:text-underline-style="none" fo:font-weight="normal" officeooo:rsid="007e2e34" officeooo:paragraph-rsid="007e2e34" style:font-weight-asian="normal" style:font-weight-complex="normal"/>
    </style:style>
    <style:style style:name="P8" style:family="paragraph" style:parent-style-name="Standard">
      <style:text-properties style:font-name="Liberation Serif" style:text-underline-style="none" fo:font-weight="normal" officeooo:rsid="007e5d18" officeooo:paragraph-rsid="007e5d18" style:font-weight-asian="normal" style:font-weight-complex="normal"/>
    </style:style>
    <style:style style:name="P9" style:family="paragraph" style:parent-style-name="Standard">
      <style:text-properties style:font-name="Liberation Serif" officeooo:rsid="00076cea" officeooo:paragraph-rsid="00076cea"/>
    </style:style>
    <style:style style:name="P10" style:family="paragraph" style:parent-style-name="Standard">
      <style:text-properties style:font-name="Liberation Serif" officeooo:rsid="0008a469" officeooo:paragraph-rsid="0008a469"/>
    </style:style>
    <style:style style:name="P11" style:family="paragraph" style:parent-style-name="Standard">
      <style:text-properties style:font-name="Liberation Serif" officeooo:rsid="0005b580" officeooo:paragraph-rsid="0008a469"/>
    </style:style>
    <style:style style:name="P12" style:family="paragraph" style:parent-style-name="Standard">
      <style:text-properties style:font-name="Liberation Serif" officeooo:rsid="000a60c1" officeooo:paragraph-rsid="000a60c1"/>
    </style:style>
    <style:style style:name="P13" style:family="paragraph" style:parent-style-name="Standard">
      <style:text-properties style:font-name="Liberation Serif" officeooo:rsid="000bfd15" officeooo:paragraph-rsid="000bfd15"/>
    </style:style>
    <style:style style:name="P14" style:family="paragraph" style:parent-style-name="Standard">
      <style:text-properties style:font-name="Liberation Serif" officeooo:rsid="000dca10" officeooo:paragraph-rsid="000dca10"/>
    </style:style>
    <style:style style:name="P15" style:family="paragraph" style:parent-style-name="Standard">
      <style:text-properties style:font-name="Liberation Serif" officeooo:rsid="0011e892" officeooo:paragraph-rsid="00100e45"/>
    </style:style>
    <style:style style:name="P16" style:family="paragraph" style:parent-style-name="Standard">
      <style:text-properties style:font-name="Liberation Serif" officeooo:rsid="0011e892" officeooo:paragraph-rsid="0012f448"/>
    </style:style>
    <style:style style:name="P17" style:family="paragraph" style:parent-style-name="Standard">
      <style:text-properties style:font-name="Liberation Serif" officeooo:rsid="0014d2b1" officeooo:paragraph-rsid="0014d2b1"/>
    </style:style>
    <style:style style:name="P18" style:family="paragraph" style:parent-style-name="Standard">
      <style:text-properties style:font-name="Liberation Serif" officeooo:rsid="0012f448" officeooo:paragraph-rsid="0012f448"/>
    </style:style>
    <style:style style:name="P19" style:family="paragraph" style:parent-style-name="Standard">
      <style:text-properties style:font-name="Liberation Serif" officeooo:rsid="0019c603" officeooo:paragraph-rsid="0012f448"/>
    </style:style>
    <style:style style:name="P20" style:family="paragraph" style:parent-style-name="Standard">
      <style:text-properties style:font-name="Liberation Serif" officeooo:rsid="001fa1bd" officeooo:paragraph-rsid="001fa1bd"/>
    </style:style>
    <style:style style:name="P21" style:family="paragraph" style:parent-style-name="Standard">
      <style:text-properties style:font-name="Liberation Serif" officeooo:rsid="001fa1bd" officeooo:paragraph-rsid="001ed5cb"/>
    </style:style>
    <style:style style:name="P22" style:family="paragraph" style:parent-style-name="Standard">
      <style:text-properties style:font-name="Liberation Serif" officeooo:rsid="00213fa9" officeooo:paragraph-rsid="00213fa9"/>
    </style:style>
    <style:style style:name="P23" style:family="paragraph" style:parent-style-name="Standard">
      <style:text-properties style:font-name="Liberation Serif" officeooo:rsid="0024d18c" officeooo:paragraph-rsid="0024d18c"/>
    </style:style>
    <style:style style:name="P24" style:family="paragraph" style:parent-style-name="Standard">
      <style:text-properties style:font-name="Liberation Serif" officeooo:rsid="0027fa79" officeooo:paragraph-rsid="0027fa79"/>
    </style:style>
    <style:style style:name="P25" style:family="paragraph" style:parent-style-name="Standard">
      <style:text-properties style:font-name="Liberation Serif" officeooo:rsid="0029eda8" officeooo:paragraph-rsid="0029eda8"/>
    </style:style>
    <style:style style:name="P26" style:family="paragraph" style:parent-style-name="Standard">
      <style:text-properties style:font-name="Liberation Serif" officeooo:rsid="002b9971" officeooo:paragraph-rsid="002b9971"/>
    </style:style>
    <style:style style:name="P27" style:family="paragraph" style:parent-style-name="Standard">
      <style:text-properties style:font-name="Liberation Serif" officeooo:rsid="002c9632" officeooo:paragraph-rsid="002c9632"/>
    </style:style>
    <style:style style:name="P28" style:family="paragraph" style:parent-style-name="Standard">
      <style:text-properties style:font-name="Liberation Serif" officeooo:rsid="002d5542" officeooo:paragraph-rsid="002d5542"/>
    </style:style>
    <style:style style:name="P29" style:family="paragraph" style:parent-style-name="Standard">
      <style:text-properties style:font-name="Liberation Serif" officeooo:rsid="002ee7f8" officeooo:paragraph-rsid="002ee7f8"/>
    </style:style>
    <style:style style:name="P30" style:family="paragraph" style:parent-style-name="Standard">
      <style:text-properties style:font-name="Liberation Serif" officeooo:rsid="002f6153" officeooo:paragraph-rsid="002f6153"/>
    </style:style>
    <style:style style:name="P31" style:family="paragraph" style:parent-style-name="Standard">
      <style:text-properties style:font-name="Liberation Serif" officeooo:rsid="00301ba9" officeooo:paragraph-rsid="00301ba9"/>
    </style:style>
    <style:style style:name="P32" style:family="paragraph" style:parent-style-name="Standard">
      <style:text-properties style:font-name="Liberation Serif" style:text-underline-style="solid" style:text-underline-width="auto" style:text-underline-color="font-color" fo:font-weight="bold" officeooo:rsid="0019c603" officeooo:paragraph-rsid="0012f448" style:font-weight-asian="bold" style:font-weight-complex="bold"/>
    </style:style>
    <style:style style:name="P33" style:family="paragraph" style:parent-style-name="Standard">
      <style:text-properties style:font-name="Liberation Serif" officeooo:rsid="001ed5cb" officeooo:paragraph-rsid="001ed5cb"/>
    </style:style>
    <style:style style:name="P34" style:family="paragraph" style:parent-style-name="Standard">
      <style:text-properties style:font-name="Liberation Serif" officeooo:rsid="003b5838" officeooo:paragraph-rsid="003b5838"/>
    </style:style>
    <style:style style:name="P35" style:family="paragraph" style:parent-style-name="Standard">
      <style:text-properties style:font-name="Liberation Serif" officeooo:rsid="003f10b8" officeooo:paragraph-rsid="003f10b8"/>
    </style:style>
    <style:style style:name="P36" style:family="paragraph" style:parent-style-name="Standard">
      <style:text-properties style:font-name="Liberation Serif" officeooo:rsid="00408491" officeooo:paragraph-rsid="00408491"/>
    </style:style>
    <style:style style:name="P37" style:family="paragraph" style:parent-style-name="Standard">
      <style:text-properties style:font-name="Liberation Serif" officeooo:rsid="0040c16e" officeooo:paragraph-rsid="0040c16e"/>
    </style:style>
    <style:style style:name="P38" style:family="paragraph" style:parent-style-name="Standard">
      <style:text-properties style:font-name="Liberation Serif" officeooo:rsid="0040c16e" officeooo:paragraph-rsid="00849dd3"/>
    </style:style>
    <style:style style:name="P39" style:family="paragraph" style:parent-style-name="Standard">
      <style:text-properties style:font-name="Liberation Serif" officeooo:rsid="0040c16e" officeooo:paragraph-rsid="0085ff4d"/>
    </style:style>
    <style:style style:name="P40" style:family="paragraph" style:parent-style-name="Standard">
      <style:text-properties style:font-name="Liberation Serif" officeooo:rsid="0040c16e" officeooo:paragraph-rsid="008938fc"/>
    </style:style>
    <style:style style:name="P41" style:family="paragraph" style:parent-style-name="Standard">
      <style:text-properties style:font-name="Liberation Serif" officeooo:rsid="00433bcf" officeooo:paragraph-rsid="00433bcf"/>
    </style:style>
    <style:style style:name="P42" style:family="paragraph" style:parent-style-name="Standard">
      <style:text-properties style:font-name="Liberation Serif" officeooo:rsid="0047723a" officeooo:paragraph-rsid="0047723a"/>
    </style:style>
    <style:style style:name="P43" style:family="paragraph" style:parent-style-name="Standard">
      <style:text-properties style:font-name="Liberation Serif" officeooo:rsid="00483781" officeooo:paragraph-rsid="00483781"/>
    </style:style>
    <style:style style:name="P44" style:family="paragraph" style:parent-style-name="Standard">
      <style:text-properties style:font-name="Liberation Serif" officeooo:rsid="00492af9" officeooo:paragraph-rsid="00492af9"/>
    </style:style>
    <style:style style:name="P45" style:family="paragraph" style:parent-style-name="Standard">
      <style:text-properties style:font-name="Liberation Serif" officeooo:rsid="004a5f54" officeooo:paragraph-rsid="004a5f54"/>
    </style:style>
    <style:style style:name="P46" style:family="paragraph" style:parent-style-name="Standard">
      <style:text-properties style:font-name="Liberation Serif" officeooo:rsid="004aabe0" officeooo:paragraph-rsid="004aabe0"/>
    </style:style>
    <style:style style:name="P47" style:family="paragraph" style:parent-style-name="Standard">
      <style:text-properties style:font-name="Liberation Serif" officeooo:rsid="004d26a9" officeooo:paragraph-rsid="004d26a9"/>
    </style:style>
    <style:style style:name="P48" style:family="paragraph" style:parent-style-name="Standard">
      <style:text-properties style:font-name="Liberation Serif" officeooo:rsid="004ff21b" officeooo:paragraph-rsid="004ff21b"/>
    </style:style>
    <style:style style:name="P49" style:family="paragraph" style:parent-style-name="Standard">
      <style:text-properties style:font-name="Liberation Serif" officeooo:rsid="0050ba18" officeooo:paragraph-rsid="0050ba18"/>
    </style:style>
    <style:style style:name="P50" style:family="paragraph" style:parent-style-name="Standard">
      <style:text-properties style:font-name="Liberation Serif" officeooo:rsid="0051a699" officeooo:paragraph-rsid="0051a699"/>
    </style:style>
    <style:style style:name="P51" style:family="paragraph" style:parent-style-name="Standard">
      <style:text-properties style:font-name="Liberation Serif" officeooo:rsid="0080fa1f" officeooo:paragraph-rsid="0080fa1f"/>
    </style:style>
    <style:style style:name="P52" style:family="paragraph" style:parent-style-name="Standard">
      <style:text-properties style:font-name="Liberation Serif" officeooo:rsid="008129a2" officeooo:paragraph-rsid="008129a2"/>
    </style:style>
    <style:style style:name="P53" style:family="paragraph" style:parent-style-name="Standard">
      <style:text-properties style:font-name="Liberation Serif" officeooo:rsid="008129a2" officeooo:paragraph-rsid="0082ce6c"/>
    </style:style>
    <style:style style:name="P54" style:family="paragraph" style:parent-style-name="Standard">
      <style:text-properties style:font-name="Liberation Serif" officeooo:rsid="008abee2" officeooo:paragraph-rsid="008abee2"/>
    </style:style>
    <style:style style:name="P55" style:family="paragraph" style:parent-style-name="Standard">
      <style:text-properties style:font-name="Liberation Serif" officeooo:rsid="008abee2" officeooo:paragraph-rsid="0085ff4d"/>
    </style:style>
    <style:style style:name="P56" style:family="paragraph" style:parent-style-name="Standard">
      <style:text-properties style:font-name="Liberation Serif" officeooo:rsid="008abee2" officeooo:paragraph-rsid="008938fc"/>
    </style:style>
    <style:style style:name="P57" style:family="paragraph" style:parent-style-name="Standard">
      <style:text-properties style:font-name="Liberation Serif" officeooo:rsid="008bc2bf" officeooo:paragraph-rsid="008bc2bf"/>
    </style:style>
    <style:style style:name="P58" style:family="paragraph" style:parent-style-name="Standard">
      <style:text-properties style:font-name="Liberation Serif" officeooo:rsid="0082ce6c" officeooo:paragraph-rsid="00849dd3"/>
    </style:style>
    <style:style style:name="P59" style:family="paragraph" style:parent-style-name="Standard">
      <style:text-properties style:font-name="Liberation Serif" officeooo:rsid="0085ff4d" officeooo:paragraph-rsid="0085ff4d"/>
    </style:style>
    <style:style style:name="P60" style:family="paragraph" style:parent-style-name="Standard">
      <style:text-properties style:font-name="Liberation Serif" officeooo:rsid="00900d1f" officeooo:paragraph-rsid="00900d1f"/>
    </style:style>
    <style:style style:name="P61" style:family="paragraph" style:parent-style-name="Standard">
      <style:text-properties style:font-name="Liberation Serif" officeooo:rsid="00912fa0" officeooo:paragraph-rsid="00912fa0"/>
    </style:style>
    <style:style style:name="P62" style:family="paragraph" style:parent-style-name="Standard">
      <style:text-properties style:font-name="Liberation Serif" officeooo:rsid="0092bb8d" officeooo:paragraph-rsid="0092bb8d"/>
    </style:style>
    <style:style style:name="P63" style:family="paragraph" style:parent-style-name="Standard">
      <style:text-properties style:font-name="Liberation Serif" officeooo:rsid="0093cee3" officeooo:paragraph-rsid="0093cee3"/>
    </style:style>
    <style:style style:name="P64" style:family="paragraph" style:parent-style-name="Standard">
      <style:text-properties style:font-name="Liberation Serif" officeooo:rsid="00958d37" officeooo:paragraph-rsid="00958d37"/>
    </style:style>
    <style:style style:name="P65" style:family="paragraph" style:parent-style-name="Standard">
      <style:text-properties style:font-name="Liberation Serif" officeooo:rsid="009768ba" officeooo:paragraph-rsid="009768ba"/>
    </style:style>
    <style:style style:name="P66" style:family="paragraph" style:parent-style-name="Standard">
      <style:text-properties style:font-name="Liberation Serif" officeooo:rsid="00984269" officeooo:paragraph-rsid="00984269"/>
    </style:style>
    <style:style style:name="P67" style:family="paragraph" style:parent-style-name="Standard">
      <style:text-properties style:font-name="Liberation Serif" officeooo:rsid="0098e231" officeooo:paragraph-rsid="0098e231"/>
    </style:style>
    <style:style style:name="P68" style:family="paragraph" style:parent-style-name="Standard">
      <style:text-properties style:font-name="Liberation Serif" officeooo:rsid="009bf03f" officeooo:paragraph-rsid="009bf03f"/>
    </style:style>
    <style:style style:name="P69" style:family="paragraph" style:parent-style-name="Standard">
      <style:text-properties style:font-name="Liberation Serif" officeooo:rsid="009cd632" officeooo:paragraph-rsid="009cd632"/>
    </style:style>
    <style:style style:name="P70" style:family="paragraph" style:parent-style-name="Standard">
      <style:text-properties style:font-name="Liberation Serif" officeooo:rsid="009ecd94" officeooo:paragraph-rsid="009ecd94"/>
    </style:style>
    <style:style style:name="P71" style:family="paragraph" style:parent-style-name="Standard">
      <style:text-properties style:font-name="Liberation Serif" officeooo:rsid="00a370b5" officeooo:paragraph-rsid="00a370b5"/>
    </style:style>
    <style:style style:name="P72" style:family="paragraph" style:parent-style-name="Standard">
      <style:text-properties style:font-name="Liberation Serif" officeooo:rsid="00a52f49" officeooo:paragraph-rsid="00a52f49"/>
    </style:style>
    <style:style style:name="P73" style:family="paragraph" style:parent-style-name="Standard">
      <style:text-properties style:font-name="Liberation Serif" officeooo:rsid="00a52f49" officeooo:paragraph-rsid="00a85bb3"/>
    </style:style>
    <style:style style:name="P74" style:family="paragraph" style:parent-style-name="Standard">
      <style:text-properties style:font-name="Liberation Serif" officeooo:rsid="00a86dbd" officeooo:paragraph-rsid="00a86dbd"/>
    </style:style>
    <style:style style:name="P75" style:family="paragraph" style:parent-style-name="Standard">
      <style:text-properties style:font-name="Liberation Serif" officeooo:rsid="00a919a3" officeooo:paragraph-rsid="00a919a3"/>
    </style:style>
    <style:style style:name="P76" style:family="paragraph" style:parent-style-name="Standard">
      <style:text-properties style:font-name="Liberation Serif" officeooo:rsid="00a96b2d" officeooo:paragraph-rsid="00a96b2d"/>
    </style:style>
    <style:style style:name="P77" style:family="paragraph" style:parent-style-name="Standard">
      <style:text-properties officeooo:paragraph-rsid="0001364f"/>
    </style:style>
    <style:style style:name="P78" style:family="paragraph" style:parent-style-name="Standard">
      <style:text-properties officeooo:rsid="000499e2" officeooo:paragraph-rsid="000499e2"/>
    </style:style>
    <style:style style:name="P79" style:family="paragraph" style:parent-style-name="Standard">
      <style:text-properties officeooo:rsid="000499e2" officeooo:paragraph-rsid="0005b580"/>
    </style:style>
    <style:style style:name="P80" style:family="paragraph" style:parent-style-name="Standard">
      <style:text-properties officeooo:rsid="0005b580" officeooo:paragraph-rsid="0005b580"/>
    </style:style>
    <style:style style:name="P81" style:family="paragraph" style:parent-style-name="Standard">
      <style:text-properties officeooo:rsid="00076cea" officeooo:paragraph-rsid="00076cea"/>
    </style:style>
    <style:style style:name="P82" style:family="paragraph" style:parent-style-name="Standard">
      <style:text-properties officeooo:rsid="0008a469" officeooo:paragraph-rsid="0008a469"/>
    </style:style>
    <style:style style:name="P83" style:family="paragraph" style:parent-style-name="Standard">
      <style:text-properties officeooo:rsid="0008a469" officeooo:paragraph-rsid="000a60c1"/>
    </style:style>
    <style:style style:name="P84" style:family="paragraph" style:parent-style-name="Standard">
      <style:text-properties officeooo:rsid="000bfd15" officeooo:paragraph-rsid="000bfd15"/>
    </style:style>
    <style:style style:name="P85" style:family="paragraph" style:parent-style-name="Standard">
      <style:text-properties officeooo:rsid="000dca10" officeooo:paragraph-rsid="000dca10"/>
    </style:style>
    <style:style style:name="P86" style:family="paragraph" style:parent-style-name="Standard">
      <style:text-properties officeooo:rsid="000f1727" officeooo:paragraph-rsid="000f1727"/>
    </style:style>
    <style:style style:name="P87" style:family="paragraph" style:parent-style-name="Standard">
      <style:text-properties officeooo:rsid="00100e45" officeooo:paragraph-rsid="00100e45"/>
    </style:style>
    <style:style style:name="P88" style:family="paragraph" style:parent-style-name="Standard">
      <style:text-properties officeooo:rsid="0012f448" officeooo:paragraph-rsid="0012f448"/>
    </style:style>
    <style:style style:name="P89" style:family="paragraph" style:parent-style-name="Standard">
      <style:text-properties officeooo:rsid="001ed5cb" officeooo:paragraph-rsid="001ed5cb"/>
    </style:style>
    <style:style style:name="P90" style:family="paragraph" style:parent-style-name="Standard">
      <style:text-properties style:font-name="FreeMono" officeooo:rsid="002ee7f8" officeooo:paragraph-rsid="002ee7f8"/>
    </style:style>
    <style:style style:name="P91" style:family="paragraph" style:parent-style-name="Standard">
      <style:text-properties officeooo:paragraph-rsid="00aec21a"/>
    </style:style>
    <style:style style:name="P92" style:family="paragraph" style:parent-style-name="Table_20_Contents">
      <style:text-properties officeooo:rsid="0001364f" officeooo:paragraph-rsid="0001364f"/>
    </style:style>
    <style:style style:name="P93" style:family="paragraph" style:parent-style-name="Table_20_Contents">
      <style:text-properties officeooo:rsid="00025ba1" officeooo:paragraph-rsid="00025ba1"/>
    </style:style>
    <style:style style:name="P94" style:family="paragraph" style:parent-style-name="Standard" style:list-style-name="L1">
      <style:text-properties style:font-name="Liberation Serif" officeooo:rsid="0008a469" officeooo:paragraph-rsid="0008a469"/>
    </style:style>
    <style:style style:name="P95" style:family="paragraph" style:parent-style-name="Standard">
      <style:text-properties style:font-name="Liberation Serif" style:text-underline-style="none" fo:font-weight="normal" officeooo:rsid="008ef254" officeooo:paragraph-rsid="00900d1f" style:font-weight-asian="normal" style:font-weight-complex="normal"/>
    </style:style>
    <style:style style:name="P96" style:family="paragraph" style:parent-style-name="Standard">
      <style:text-properties style:font-name="Liberation Serif" style:text-underline-style="none" fo:font-weight="normal" officeooo:rsid="0092bb8d" officeooo:paragraph-rsid="0092bb8d" style:font-weight-asian="normal" style:font-weight-complex="normal"/>
    </style:style>
    <style:style style:name="P97" style:family="paragraph" style:parent-style-name="Standard">
      <style:text-properties style:font-name="Liberation Serif" style:text-underline-style="none" fo:font-weight="normal" officeooo:rsid="0093cee3" officeooo:paragraph-rsid="0093cee3" style:font-weight-asian="normal" style:font-weight-complex="normal"/>
    </style:style>
    <style:style style:name="P98" style:family="paragraph" style:parent-style-name="Standard">
      <style:text-properties style:font-name="Liberation Serif" style:text-underline-style="none" fo:font-weight="normal" officeooo:rsid="00958d37" officeooo:paragraph-rsid="00958d37" style:font-weight-asian="normal" style:font-weight-complex="normal"/>
    </style:style>
    <style:style style:name="P99" style:family="paragraph" style:parent-style-name="Standard">
      <style:text-properties style:font-name="Liberation Serif" style:text-underline-style="none" fo:font-weight="normal" officeooo:rsid="009768ba" officeooo:paragraph-rsid="009768ba" style:font-weight-asian="normal" style:font-weight-complex="normal"/>
    </style:style>
    <style:style style:name="P100" style:family="paragraph" style:parent-style-name="Standard">
      <style:text-properties style:font-name="Liberation Serif" style:text-underline-style="none" fo:font-weight="normal" officeooo:rsid="00984269" officeooo:paragraph-rsid="00984269" style:font-weight-asian="normal" style:font-weight-complex="normal"/>
    </style:style>
    <style:style style:name="P101" style:family="paragraph" style:parent-style-name="Standard">
      <style:text-properties style:font-name="Liberation Serif" style:text-underline-style="none" fo:font-weight="normal" officeooo:rsid="009bf03f" officeooo:paragraph-rsid="009bf03f" style:font-weight-asian="normal" style:font-weight-complex="normal"/>
    </style:style>
    <style:style style:name="P102" style:family="paragraph" style:parent-style-name="Standard">
      <style:text-properties style:font-name="Liberation Serif" style:text-underline-style="none" fo:font-weight="normal" officeooo:rsid="009cd632" officeooo:paragraph-rsid="009cd632" style:font-weight-asian="normal" style:font-weight-complex="normal"/>
    </style:style>
    <style:style style:name="P103" style:family="paragraph" style:parent-style-name="Standard">
      <style:text-properties style:font-name="Liberation Serif" style:text-underline-style="none" fo:font-weight="normal" officeooo:rsid="00a0eb24" officeooo:paragraph-rsid="009ecd94" style:font-weight-asian="normal" style:font-weight-complex="normal"/>
    </style:style>
    <style:style style:name="P104" style:family="paragraph" style:parent-style-name="Standard">
      <style:text-properties style:font-name="Liberation Serif" style:text-underline-style="none" fo:font-weight="normal" officeooo:rsid="00a65723" officeooo:paragraph-rsid="00a52f49" style:font-weight-asian="normal" style:font-weight-complex="normal"/>
    </style:style>
    <style:style style:name="P105" style:family="paragraph" style:parent-style-name="Standard">
      <style:text-properties style:font-name="Liberation Serif" style:text-underline-style="none" fo:font-weight="normal" officeooo:rsid="00a919a3" officeooo:paragraph-rsid="00a919a3" style:font-weight-asian="normal" style:font-weight-complex="normal"/>
    </style:style>
    <style:style style:name="P106" style:family="paragraph" style:parent-style-name="Standard">
      <style:text-properties style:font-name="Liberation Serif" style:text-underline-style="none" fo:font-weight="normal" officeooo:rsid="00aa3a8f" officeooo:paragraph-rsid="00aa3a8f" style:font-weight-asian="normal" style:font-weight-complex="normal"/>
    </style:style>
    <style:style style:name="P107" style:family="paragraph" style:parent-style-name="Standard">
      <style:text-properties officeooo:rsid="00afc12b" officeooo:paragraph-rsid="00afc12b"/>
    </style:style>
    <style:style style:name="P108" style:family="paragraph" style:parent-style-name="Standard">
      <style:text-properties officeooo:rsid="00afc12b" officeooo:paragraph-rsid="00b00044"/>
    </style:style>
    <style:style style:name="P109" style:family="paragraph" style:parent-style-name="Standard">
      <style:text-properties officeooo:paragraph-rsid="00b00044"/>
    </style:style>
    <style:style style:name="P110" style:family="paragraph" style:parent-style-name="Standard">
      <style:text-properties officeooo:rsid="00b0f63c" officeooo:paragraph-rsid="00b0f63c"/>
    </style:style>
    <style:style style:name="P111" style:family="paragraph" style:parent-style-name="Standard">
      <style:text-properties officeooo:rsid="00b26d47" officeooo:paragraph-rsid="00b26d47"/>
    </style:style>
    <style:style style:name="P112" style:family="paragraph" style:parent-style-name="Standard">
      <style:text-properties officeooo:rsid="00b323ab" officeooo:paragraph-rsid="00b323ab"/>
    </style:style>
    <style:style style:name="P113" style:family="paragraph" style:parent-style-name="Standard">
      <style:text-properties officeooo:rsid="00b59f7b" officeooo:paragraph-rsid="00b59f7b"/>
    </style:style>
    <style:style style:name="P114" style:family="paragraph" style:parent-style-name="Standard">
      <style:text-properties officeooo:rsid="00b5d008" officeooo:paragraph-rsid="00b5d008"/>
    </style:style>
    <style:style style:name="P115" style:family="paragraph" style:parent-style-name="Standard">
      <style:text-properties officeooo:rsid="00b724f6" officeooo:paragraph-rsid="00b724f6"/>
    </style:style>
    <style:style style:name="P116" style:family="paragraph" style:parent-style-name="Standard">
      <style:text-properties officeooo:rsid="00b76369" officeooo:paragraph-rsid="00b76369"/>
    </style:style>
    <style:style style:name="P117" style:family="paragraph" style:parent-style-name="Standard">
      <style:text-properties officeooo:rsid="00b778a6" officeooo:paragraph-rsid="00b778a6"/>
    </style:style>
    <style:style style:name="P118" style:family="paragraph" style:parent-style-name="Standard">
      <style:text-properties officeooo:paragraph-rsid="00aec21a"/>
    </style:style>
    <style:style style:name="P119" style:family="paragraph" style:parent-style-name="Standard">
      <style:text-properties officeooo:rsid="00b7b8ed" officeooo:paragraph-rsid="00b7b8ed"/>
    </style:style>
    <style:style style:name="P120" style:family="paragraph" style:parent-style-name="Standard">
      <style:text-properties officeooo:rsid="00b839d4" officeooo:paragraph-rsid="00b839d4"/>
    </style:style>
    <style:style style:name="P121" style:family="paragraph" style:parent-style-name="Standard">
      <style:text-properties officeooo:rsid="00b886b4" officeooo:paragraph-rsid="00b886b4"/>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fo:font-weight="bold" officeooo:rsid="000007c1" style:font-weight-asian="bold" style:font-weight-complex="bold"/>
    </style:style>
    <style:style style:name="T3" style:family="text">
      <style:text-properties style:text-underline-style="solid" style:text-underline-width="auto" style:text-underline-color="font-color" fo:font-weight="bold" officeooo:rsid="008ef254" style:font-weight-asian="bold" style:font-weight-complex="bold"/>
    </style:style>
    <style:style style:name="T4" style:family="text">
      <style:text-properties style:text-underline-style="solid" style:text-underline-width="auto" style:text-underline-color="font-color" fo:font-weight="bold" officeooo:rsid="00aec21a" style:font-weight-asian="bold" style:font-weight-complex="bold"/>
    </style:style>
    <style:style style:name="T5" style:family="text">
      <style:text-properties style:font-name="FreeMono"/>
    </style:style>
    <style:style style:name="T6" style:family="text">
      <style:text-properties style:font-name="FreeMono" officeooo:rsid="0011e892"/>
    </style:style>
    <style:style style:name="T7" style:family="text">
      <style:text-properties style:font-name="FreeMono" officeooo:rsid="00301ba9"/>
    </style:style>
    <style:style style:name="T8" style:family="text">
      <style:text-properties officeooo:rsid="00076cea"/>
    </style:style>
    <style:style style:name="T9" style:family="text">
      <style:text-properties style:font-name="Liberation Serif"/>
    </style:style>
    <style:style style:name="T10" style:family="text">
      <style:text-properties style:font-name="Liberation Serif" officeooo:rsid="0005b580"/>
    </style:style>
    <style:style style:name="T11" style:family="text">
      <style:text-properties style:font-name="Liberation Serif" officeooo:rsid="000a60c1"/>
    </style:style>
    <style:style style:name="T12" style:family="text">
      <style:text-properties style:font-name="Liberation Serif" officeooo:rsid="000dca10"/>
    </style:style>
    <style:style style:name="T13" style:family="text">
      <style:text-properties style:font-name="Liberation Serif" officeooo:rsid="00100e45"/>
    </style:style>
    <style:style style:name="T14" style:family="text">
      <style:text-properties style:font-name="Liberation Serif" officeooo:rsid="0011e892"/>
    </style:style>
    <style:style style:name="T15" style:family="text">
      <style:text-properties style:font-name="Liberation Serif" officeooo:rsid="0014d2b1"/>
    </style:style>
    <style:style style:name="T16" style:family="text">
      <style:text-properties style:font-name="Liberation Serif" officeooo:rsid="0019c603"/>
    </style:style>
    <style:style style:name="T17" style:family="text">
      <style:text-properties style:font-name="Liberation Serif" officeooo:rsid="001fa1bd"/>
    </style:style>
    <style:style style:name="T18" style:family="text">
      <style:text-properties style:font-name="Liberation Serif" style:text-underline-style="solid" style:text-underline-width="auto" style:text-underline-color="font-color" fo:font-weight="bold" officeooo:rsid="0019c603" style:font-weight-asian="bold" style:font-weight-complex="bold"/>
    </style:style>
    <style:style style:name="T19" style:family="text">
      <style:text-properties officeooo:rsid="00213fa9"/>
    </style:style>
    <style:style style:name="T20" style:family="text">
      <style:text-properties officeooo:rsid="0024d18c"/>
    </style:style>
    <style:style style:name="T21" style:family="text">
      <style:text-properties officeooo:rsid="0027fa79"/>
    </style:style>
    <style:style style:name="T22" style:family="text">
      <style:text-properties officeooo:rsid="0029eda8"/>
    </style:style>
    <style:style style:name="T23" style:family="text">
      <style:text-properties officeooo:rsid="002d5542"/>
    </style:style>
    <style:style style:name="T24" style:family="text">
      <style:text-properties officeooo:rsid="002ee7f8"/>
    </style:style>
    <style:style style:name="T25" style:family="text">
      <style:text-properties officeooo:rsid="002f6153"/>
    </style:style>
    <style:style style:name="T26" style:family="text">
      <style:text-properties officeooo:rsid="00301ba9"/>
    </style:style>
    <style:style style:name="T27" style:family="text">
      <style:text-properties officeooo:rsid="0030a084"/>
    </style:style>
    <style:style style:name="T28" style:family="text">
      <style:text-properties officeooo:rsid="003f10b8"/>
    </style:style>
    <style:style style:name="T29" style:family="text">
      <style:text-properties officeooo:rsid="0040c16e"/>
    </style:style>
    <style:style style:name="T30" style:family="text">
      <style:text-properties officeooo:rsid="00459161"/>
    </style:style>
    <style:style style:name="T31" style:family="text">
      <style:text-properties style:text-position="super 58%" officeooo:rsid="00459161"/>
    </style:style>
    <style:style style:name="T32" style:family="text">
      <style:text-properties officeooo:rsid="00483781"/>
    </style:style>
    <style:style style:name="T33" style:family="text">
      <style:text-properties officeooo:rsid="00492af9"/>
    </style:style>
    <style:style style:name="T34" style:family="text">
      <style:text-properties officeooo:rsid="004a5f54"/>
    </style:style>
    <style:style style:name="T35" style:family="text">
      <style:text-properties officeooo:rsid="004aabe0"/>
    </style:style>
    <style:style style:name="T36" style:family="text">
      <style:text-properties officeooo:rsid="004b098f"/>
    </style:style>
    <style:style style:name="T37" style:family="text">
      <style:text-properties officeooo:rsid="004ff21b"/>
    </style:style>
    <style:style style:name="T38" style:family="text">
      <style:text-properties officeooo:rsid="0050ba18"/>
    </style:style>
    <style:style style:name="T39" style:family="text">
      <style:text-properties officeooo:rsid="0051a699"/>
    </style:style>
    <style:style style:name="T40" style:family="text">
      <style:text-properties officeooo:rsid="007b7ffd"/>
    </style:style>
    <style:style style:name="T41" style:family="text">
      <style:text-properties officeooo:rsid="007e2e34"/>
    </style:style>
    <style:style style:name="T42" style:family="text">
      <style:text-properties officeooo:rsid="007e5d18"/>
    </style:style>
    <style:style style:name="T43" style:family="text">
      <style:text-properties officeooo:rsid="007f564a"/>
    </style:style>
    <style:style style:name="T44" style:family="text">
      <style:text-properties officeooo:rsid="008129a2"/>
    </style:style>
    <style:style style:name="T45" style:family="text">
      <style:text-properties officeooo:rsid="0085ff4d"/>
    </style:style>
    <style:style style:name="T46" style:family="text">
      <style:text-properties officeooo:rsid="008938fc"/>
    </style:style>
    <style:style style:name="T47" style:family="text">
      <style:text-properties officeooo:rsid="008bc2bf"/>
    </style:style>
    <style:style style:name="T48" style:family="text">
      <style:text-properties officeooo:rsid="008d2bea"/>
    </style:style>
    <style:style style:name="T49" style:family="text">
      <style:text-properties officeooo:rsid="008e715a"/>
    </style:style>
    <style:style style:name="T50" style:family="text">
      <style:text-properties style:text-underline-style="none" fo:font-weight="normal" style:font-weight-asian="normal" style:font-weight-complex="normal"/>
    </style:style>
    <style:style style:name="T51" style:family="text">
      <style:text-properties style:text-underline-style="none" fo:font-weight="normal" officeooo:rsid="008ef254" style:font-weight-asian="normal" style:font-weight-complex="normal"/>
    </style:style>
    <style:style style:name="T52" style:family="text">
      <style:text-properties style:text-underline-style="none" fo:font-weight="normal" officeooo:rsid="00912fa0" style:font-weight-asian="normal" style:font-weight-complex="normal"/>
    </style:style>
    <style:style style:name="T53" style:family="text">
      <style:text-properties style:text-underline-style="none" fo:font-weight="normal" officeooo:rsid="0092bb8d" style:font-weight-asian="normal" style:font-weight-complex="normal"/>
    </style:style>
    <style:style style:name="T54" style:family="text">
      <style:text-properties style:text-underline-style="none" fo:font-weight="normal" officeooo:rsid="0093cee3" style:font-weight-asian="normal" style:font-weight-complex="normal"/>
    </style:style>
    <style:style style:name="T55" style:family="text">
      <style:text-properties style:text-underline-style="none" fo:font-weight="normal" officeooo:rsid="00958d37" style:font-weight-asian="normal" style:font-weight-complex="normal"/>
    </style:style>
    <style:style style:name="T56" style:family="text">
      <style:text-properties style:text-underline-style="none" fo:font-weight="normal" officeooo:rsid="009768ba" style:font-weight-asian="normal" style:font-weight-complex="normal"/>
    </style:style>
    <style:style style:name="T57" style:family="text">
      <style:text-properties style:text-underline-style="none" fo:font-weight="normal" officeooo:rsid="00984269" style:font-weight-asian="normal" style:font-weight-complex="normal"/>
    </style:style>
    <style:style style:name="T58" style:family="text">
      <style:text-properties style:text-underline-style="none" fo:font-weight="normal" officeooo:rsid="0098e231" style:font-weight-asian="normal" style:font-weight-complex="normal"/>
    </style:style>
    <style:style style:name="T59" style:family="text">
      <style:text-properties style:text-underline-style="none" fo:font-weight="normal" officeooo:rsid="009ac18c" style:font-weight-asian="normal" style:font-weight-complex="normal"/>
    </style:style>
    <style:style style:name="T60" style:family="text">
      <style:text-properties style:text-underline-style="none" fo:font-weight="normal" officeooo:rsid="009bf03f" style:font-weight-asian="normal" style:font-weight-complex="normal"/>
    </style:style>
    <style:style style:name="T61" style:family="text">
      <style:text-properties style:text-underline-style="none" fo:font-weight="normal" officeooo:rsid="009cd632" style:font-weight-asian="normal" style:font-weight-complex="normal"/>
    </style:style>
    <style:style style:name="T62" style:family="text">
      <style:text-properties style:text-underline-style="none" fo:font-weight="normal" officeooo:rsid="009e6007" style:font-weight-asian="normal" style:font-weight-complex="normal"/>
    </style:style>
    <style:style style:name="T63" style:family="text">
      <style:text-properties style:text-underline-style="none" fo:font-weight="normal" officeooo:rsid="009f0cb0" style:font-weight-asian="normal" style:font-weight-complex="normal"/>
    </style:style>
    <style:style style:name="T64" style:family="text">
      <style:text-properties style:text-underline-style="none" fo:font-weight="normal" officeooo:rsid="00a0e571" style:font-weight-asian="normal" style:font-weight-complex="normal"/>
    </style:style>
    <style:style style:name="T65" style:family="text">
      <style:text-properties style:text-underline-style="none" fo:font-weight="normal" officeooo:rsid="00a0eb24" style:font-weight-asian="normal" style:font-weight-complex="normal"/>
    </style:style>
    <style:style style:name="T66" style:family="text">
      <style:text-properties style:text-underline-style="none" fo:font-weight="normal" officeooo:rsid="00a52f49" style:font-weight-asian="normal" style:font-weight-complex="normal"/>
    </style:style>
    <style:style style:name="T67" style:family="text">
      <style:text-properties style:text-underline-style="none" fo:font-weight="normal" officeooo:rsid="00a65723" style:font-weight-asian="normal" style:font-weight-complex="normal"/>
    </style:style>
    <style:style style:name="T68" style:family="text">
      <style:text-properties style:text-underline-style="none" fo:font-weight="normal" officeooo:rsid="00a80bc6" style:font-weight-asian="normal" style:font-weight-complex="normal"/>
    </style:style>
    <style:style style:name="T69" style:family="text">
      <style:text-properties style:text-underline-style="none" fo:font-weight="normal" officeooo:rsid="00a84c2b" style:font-weight-asian="normal" style:font-weight-complex="normal"/>
    </style:style>
    <style:style style:name="T70" style:family="text">
      <style:text-properties style:text-underline-style="none" fo:font-weight="normal" officeooo:rsid="00a85bb3" style:font-weight-asian="normal" style:font-weight-complex="normal"/>
    </style:style>
    <style:style style:name="T71" style:family="text">
      <style:text-properties style:text-underline-style="none" fo:font-weight="normal" officeooo:rsid="00a8e169" style:font-weight-asian="normal" style:font-weight-complex="normal"/>
    </style:style>
    <style:style style:name="T72" style:family="text">
      <style:text-properties style:text-underline-style="none" fo:font-weight="normal" officeooo:rsid="00a919a3" style:font-weight-asian="normal" style:font-weight-complex="normal"/>
    </style:style>
    <style:style style:name="T73" style:family="text">
      <style:text-properties style:text-underline-style="none" fo:font-weight="normal" officeooo:rsid="00a96b2d" style:font-weight-asian="normal" style:font-weight-complex="normal"/>
    </style:style>
    <style:style style:name="T74" style:family="text">
      <style:text-properties style:text-underline-style="none" fo:font-weight="normal" officeooo:rsid="00aa3a8f" style:font-weight-asian="normal" style:font-weight-complex="normal"/>
    </style:style>
    <style:style style:name="T75" style:family="text">
      <style:text-properties officeooo:rsid="00afc12b"/>
    </style:style>
    <style:style style:name="T76" style:family="text">
      <style:text-properties officeooo:rsid="00b00044"/>
    </style:style>
    <style:style style:name="T77" style:family="text">
      <style:text-properties officeooo:rsid="00b0f63c"/>
    </style:style>
    <style:style style:name="T78" style:family="text">
      <style:text-properties officeooo:rsid="00b26d47"/>
    </style:style>
    <style:style style:name="T79" style:family="text">
      <style:text-properties officeooo:rsid="00b323ab"/>
    </style:style>
    <style:style style:name="T80" style:family="text">
      <style:text-properties officeooo:rsid="00b59f7b"/>
    </style:style>
    <style:style style:name="T81" style:family="text">
      <style:text-properties officeooo:rsid="00b5d008"/>
    </style:style>
    <style:style style:name="T82" style:family="text">
      <style:text-properties officeooo:rsid="00b724f6"/>
    </style:style>
    <style:style style:name="T83" style:family="text">
      <style:text-properties officeooo:rsid="00b76369"/>
    </style:style>
    <style:style style:name="T84" style:family="text">
      <style:text-properties officeooo:rsid="00b778a6"/>
    </style:style>
    <style:style style:name="T85" style:family="text">
      <style:text-properties officeooo:rsid="00b839d4"/>
    </style:style>
    <style:style style:name="T86" style:family="text">
      <style:text-properties officeooo:rsid="00b886b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text:tab/><text:tab/><text:tab/><text:span text:style-name="T4">CHAPTER 1</text:span></text:p>
      <text:p text:style-name="P3"/>
      <text:p text:style-name="P107">1) Which of the following operators are values?</text:p>
      <text:p text:style-name="P108">Ans)<text:tab/>*<text:tab/><text:tab/><text:span text:style-name="T77">multiplier operator</text:span></text:p>
      <text:p text:style-name="P108"><text:tab/>‘<text:span text:style-name="T76">hello’<text:tab/><text:tab/>string value</text:span></text:p>
      <text:p text:style-name="P108"><text:tab/>‘-<text:span text:style-name="T76">88.8’<text:tab/><text:tab/>float value</text:span></text:p>
      <text:p text:style-name="P108"><text:tab/>-<text:tab/><text:tab/><text:span text:style-name="T77">subtraction operator</text:span></text:p>
      <text:p text:style-name="P108"><text:tab/>/<text:tab/><text:tab/><text:span text:style-name="T77">division operator</text:span></text:p>
      <text:p text:style-name="P108"><text:tab/><text:span text:style-name="T76">+<text:tab/><text:tab/>addition</text:span></text:p>
      <text:p text:style-name="P109"><text:span text:style-name="T75"><text:tab/>5<text:tab/><text:tab/>integer value</text:span></text:p>
      <text:p text:style-name="P109"/>
      <text:p text:style-name="P110">2)<text:span text:style-name="T78">which of following is a variable and which one a string?</text:span></text:p>
      <text:p text:style-name="P111">Ans) <text:span text:style-name="T79">spam ===&gt; variable</text:span></text:p>
      <text:p text:style-name="P111"><text:tab/>‘<text:span text:style-name="T79">spam’ ===&gt; string</text:span></text:p>
      <text:p text:style-name="P111"/>
      <text:p text:style-name="P112">3)<text:span text:style-name="T80">Name three datatypes</text:span></text:p>
      <text:p text:style-name="P113">Ans) integer int() </text:p>
      <text:p text:style-name="P113"><text:tab/>string str()</text:p>
      <text:p text:style-name="P113"><text:tab/>floating point numbers float()</text:p>
      <text:p text:style-name="P113"/>
      <text:p text:style-name="P113">4)<text:span text:style-name="T81">What is an expression made up of and what do it do?</text:span></text:p>
      <text:p text:style-name="P114">Ans) Expression is made up of <text:span text:style-name="T82">values and operators. They all evaluate to single value</text:span></text:p>
      <text:p text:style-name="P114"/>
      <text:p text:style-name="P115">5)<text:span text:style-name="T83">This chapter assignment statements like spam = 20. What is the difference between assignment and statement?</text:span></text:p>
      <text:p text:style-name="P116">Ans) A statement evaluates down to a single value. But assignment assigns a value to a variable.</text:p>
      <text:p text:style-name="P116"/>
      <text:p text:style-name="P116">6)<text:span text:style-name="T84">What does the variable bacon contain after the code run?</text:span></text:p>
      <text:p text:style-name="P116"><text:tab/><text:span text:style-name="T84">Bacon = 20</text:span></text:p>
      <text:p text:style-name="P116"><text:tab/><text:span text:style-name="T84">Bacon +1</text:span></text:p>
      <text:p text:style-name="P117">Ans) 20 itself. Because code ‘Bacon +1’ just evaluates to 21 and prints it.</text:p>
      <text:p text:style-name="P117">If needed to store the value 21 in Bacon , the code should be ‘Bacon = Bacon + 1’</text:p>
      <text:p text:style-name="P91"/>
      <text:p text:style-name="P119">7)<text:span text:style-name="T85">What does the following expressions evaluate to?</text:span></text:p>
      <text:p text:style-name="P120">a) ‘spam’ + ‘spamspam’ <text:s/>===&gt; ‘spamspamspam’</text:p>
      <text:p text:style-name="P120">b) ‘spam’ * 3 ===&gt; <text:s/>‘spamspamspam’</text:p>
      <text:p text:style-name="P120"/>
      <text:p text:style-name="P120">8)<text:span text:style-name="T86">Why is eggs a valid variable name whereas 100 not?</text:span></text:p>
      <text:p text:style-name="P121">Ans) Variable name should contain only alphabets, numbers, and _ symbol. It should not start with number. Therefore 100 not valid</text:p>
      <text:p text:style-name="P121"/>
      <text:p text:style-name="P121">9)What functons can be used to obtain integer, floating point numbaer and string of a value?</text:p>
      <text:p text:style-name="P121">Ans) int(),<text:tab/>float(),<text:tab/><text:tab/>str().</text:p>
      <text:p text:style-name="P121"/>
      <text:p text:style-name="P121">10)Why does this expression cause an error?</text:p>
      <text:p text:style-name="P121"><text:tab/>‘I have eaten’ + 99 + ‘burritos’<text:tab/></text:p>
      <text:p text:style-name="P121">Ans) Becausethe value 99 is integer data type in between the string values. To fix this</text:p>
      <text:p text:style-name="P121"><text:tab/>‘I have eaten’ + str(99) + ‘burritos’</text:p>
      <text:p text:style-name="P91"/>
      <text:p text:style-name="P91"/>
      <text:p text:style-name="P91"/>
      <text:p text:style-name="P91"/>
      <text:p text:style-name="P91"><text:soft-page-break/><text:tab/><text:tab/><text:tab/><text:span text:style-name="T2">CHAPTER 2</text:span></text:p>
      <text:p text:style-name="P1"/>
      <text:p text:style-name="P2">1) What are values of two Boolean Data types and how do we write them?</text:p>
      <text:p text:style-name="P2">Ans) <text:s/><text:span text:style-name="T5">True <text:s/>False</text:span></text:p>
      <text:p text:style-name="P2">2)What are the 3 Boolean operators?</text:p>
      <text:p text:style-name="P2">Ans) <text:s/><text:span text:style-name="T5">and or not</text:span></text:p>
      <text:p text:style-name="P4">3) Write down the truth tables of 3 Boolean operators</text:p>
      <text:p text:style-name="P4">Ans) <text:span text:style-name="T1">and</text:span></text:p>
      <text:p text:style-name="P2"><text:tab/></text:p>
      <table:table table:name="Table1" table:style-name="Table1">
        <table:table-column table:style-name="Table1.A" table:number-columns-repeated="3"/>
        <table:table-row>
          <table:table-cell table:style-name="Table1.A1" office:value-type="string">
            <text:p text:style-name="P92">Value 1</text:p>
          </table:table-cell>
          <table:table-cell table:style-name="Table1.A1" office:value-type="string">
            <text:p text:style-name="P92">Value 2</text:p>
          </table:table-cell>
          <table:table-cell table:style-name="Table1.C1" office:value-type="string">
            <text:p text:style-name="P92">Output value</text:p>
          </table:table-cell>
        </table:table-row>
        <table:table-row>
          <table:table-cell table:style-name="Table1.A2" office:value-type="string">
            <text:p text:style-name="P92">False</text:p>
          </table:table-cell>
          <table:table-cell table:style-name="Table1.A2" office:value-type="string">
            <text:p text:style-name="P92">False</text:p>
          </table:table-cell>
          <table:table-cell table:style-name="Table1.C2" office:value-type="string">
            <text:p text:style-name="P92">False</text:p>
          </table:table-cell>
        </table:table-row>
        <table:table-row>
          <table:table-cell table:style-name="Table1.A2" office:value-type="string">
            <text:p text:style-name="P92">False</text:p>
          </table:table-cell>
          <table:table-cell table:style-name="Table1.A2" office:value-type="string">
            <text:p text:style-name="P92">True</text:p>
          </table:table-cell>
          <table:table-cell table:style-name="Table1.C2" office:value-type="string">
            <text:p text:style-name="P92">False</text:p>
          </table:table-cell>
        </table:table-row>
        <table:table-row>
          <table:table-cell table:style-name="Table1.A2" office:value-type="string">
            <text:p text:style-name="P92">True</text:p>
          </table:table-cell>
          <table:table-cell table:style-name="Table1.A2" office:value-type="string">
            <text:p text:style-name="P92">False</text:p>
          </table:table-cell>
          <table:table-cell table:style-name="Table1.C2" office:value-type="string">
            <text:p text:style-name="P92">False</text:p>
          </table:table-cell>
        </table:table-row>
        <table:table-row>
          <table:table-cell table:style-name="Table1.A2" office:value-type="string">
            <text:p text:style-name="P92">True</text:p>
          </table:table-cell>
          <table:table-cell table:style-name="Table1.A2" office:value-type="string">
            <text:p text:style-name="P92">True</text:p>
          </table:table-cell>
          <table:table-cell table:style-name="Table1.C2" office:value-type="string">
            <text:p text:style-name="P92">True</text:p>
          </table:table-cell>
        </table:table-row>
      </table:table>
      <text:p text:style-name="P2"><text:s text:c="8"/><text:span text:style-name="T1">Or</text:span></text:p>
      <text:p text:style-name="P2"><text:tab/><text:tab/> <text:s text:c="2"/></text:p>
      <table:table table:name="Table2" table:style-name="Table2">
        <table:table-column table:style-name="Table2.A"/>
        <table:table-column table:style-name="Table2.B"/>
        <table:table-column table:style-name="Table2.C"/>
        <table:table-row>
          <table:table-cell table:style-name="Table2.A1" office:value-type="string">
            <text:p text:style-name="P92">Value 1</text:p>
          </table:table-cell>
          <table:table-cell table:style-name="Table2.A1" office:value-type="string">
            <text:p text:style-name="P92">Value 2</text:p>
          </table:table-cell>
          <table:table-cell table:style-name="Table2.C1" office:value-type="string">
            <text:p text:style-name="P92">Output value</text:p>
          </table:table-cell>
        </table:table-row>
        <table:table-row>
          <table:table-cell table:style-name="Table2.A2" office:value-type="string">
            <text:p text:style-name="P92">False</text:p>
          </table:table-cell>
          <table:table-cell table:style-name="Table2.A2" office:value-type="string">
            <text:p text:style-name="P92">False</text:p>
          </table:table-cell>
          <table:table-cell table:style-name="Table2.C2" office:value-type="string">
            <text:p text:style-name="P92">False</text:p>
          </table:table-cell>
        </table:table-row>
        <table:table-row>
          <table:table-cell table:style-name="Table2.A2" office:value-type="string">
            <text:p text:style-name="P92">False</text:p>
          </table:table-cell>
          <table:table-cell table:style-name="Table2.A2" office:value-type="string">
            <text:p text:style-name="P92">True</text:p>
          </table:table-cell>
          <table:table-cell table:style-name="Table2.C2" office:value-type="string">
            <text:p text:style-name="P92">True</text:p>
          </table:table-cell>
        </table:table-row>
        <table:table-row>
          <table:table-cell table:style-name="Table2.A2" office:value-type="string">
            <text:p text:style-name="P92">True</text:p>
          </table:table-cell>
          <table:table-cell table:style-name="Table2.A2" office:value-type="string">
            <text:p text:style-name="P92">False</text:p>
          </table:table-cell>
          <table:table-cell table:style-name="Table2.C2" office:value-type="string">
            <text:p text:style-name="P92">True</text:p>
          </table:table-cell>
        </table:table-row>
        <table:table-row>
          <table:table-cell table:style-name="Table2.A2" office:value-type="string">
            <text:p text:style-name="P92">True</text:p>
          </table:table-cell>
          <table:table-cell table:style-name="Table2.A2" office:value-type="string">
            <text:p text:style-name="P92">True</text:p>
          </table:table-cell>
          <table:table-cell table:style-name="Table2.C2" office:value-type="string">
            <text:p text:style-name="P92">True</text:p>
          </table:table-cell>
        </table:table-row>
      </table:table>
      <text:p text:style-name="P2"><text:s text:c="5"/><text:span text:style-name="T1"><text:s/>not</text:span></text:p>
      <text:p text:style-name="P77"><text:tab/><text:tab/></text:p>
      <table:table table:name="Table3" table:style-name="Table3">
        <table:table-column table:style-name="Table3.A"/>
        <table:table-column table:style-name="Table3.B"/>
        <table:table-row>
          <table:table-cell table:style-name="Table3.A1" office:value-type="string">
            <text:p text:style-name="P93">Value</text:p>
          </table:table-cell>
          <table:table-cell table:style-name="Table3.B1" office:value-type="string">
            <text:p text:style-name="P93">Output</text:p>
          </table:table-cell>
        </table:table-row>
        <table:table-row>
          <table:table-cell table:style-name="Table3.A2" office:value-type="string">
            <text:p text:style-name="P93">True</text:p>
          </table:table-cell>
          <table:table-cell table:style-name="Table3.B2" office:value-type="string">
            <text:p text:style-name="P93">False</text:p>
          </table:table-cell>
        </table:table-row>
        <table:table-row>
          <table:table-cell table:style-name="Table3.A2" office:value-type="string">
            <text:p text:style-name="P93">False</text:p>
          </table:table-cell>
          <table:table-cell table:style-name="Table3.B2" office:value-type="string">
            <text:p text:style-name="P93">True</text:p>
          </table:table-cell>
        </table:table-row>
      </table:table>
      <text:p text:style-name="P78"/>
      <text:p text:style-name="P79">4)</text:p>
      <text:p text:style-name="P79"><text:s text:c="3"/>a)(5 &gt; 4) and (3 == 5)<text:tab/><text:tab/><text:tab/><text:tab/>False</text:p>
      <text:p text:style-name="P78"><text:s text:c="3"/>b)not (5 &gt; 4)<text:tab/><text:tab/><text:tab/><text:tab/><text:tab/><text:tab/>False</text:p>
      <text:p text:style-name="P78"><text:s text:c="3"/>c) (5 &gt; 4) or (3 == 5)<text:tab/><text:tab/><text:tab/><text:tab/>True</text:p>
      <text:p text:style-name="P78"><text:s text:c="3"/>d)not ((5 &gt; 4) or (3 == 5))<text:tab/><text:tab/><text:tab/><text:tab/>False</text:p>
      <text:p text:style-name="P78"><text:s text:c="3"/>e)(True and True) and (True == False)<text:tab/><text:tab/>False</text:p>
      <text:p text:style-name="P78"><text:s text:c="3"/>f)(not False) or (not True)<text:tab/><text:tab/><text:tab/><text:tab/>True</text:p>
      <text:p text:style-name="P78"/>
      <text:p text:style-name="P80">5)What are six comparison operators?</text:p>
      <text:p text:style-name="P80">Ans) <text:s text:c="3"/>equal to ==</text:p>
      <text:p text:style-name="P80"><text:tab/>not equal to !=</text:p>
      <text:p text:style-name="P80"><text:tab/>greater than &gt;</text:p>
      <text:p text:style-name="P80"><text:tab/>less than &lt;</text:p>
      <text:p text:style-name="P80"><text:tab/>greater than or equal to &gt;=</text:p>
      <text:p text:style-name="P80"><text:tab/>less than or equal to &lt;=</text:p>
      <text:p text:style-name="P80"/>
      <text:p text:style-name="P80">6) What is the difference between equal to and comparison operator</text:p>
      <text:p text:style-name="P80">Ans) equal to (=) operator is used to assign a integer value to a variable</text:p>
      <text:p text:style-name="P80"><text:s text:c="10"/>comparison operator(==) is used to compare <text:span text:style-name="T8">two strings or values stored in strings.</text:span></text:p>
      <text:p text:style-name="P80"/>
      <text:p text:style-name="P81"><text:soft-page-break/>7)Explain what a condition is and where would we use one?</text:p>
      <text:p text:style-name="P81">Ans) a condition is an expression which would be evaluated to either one of the values True or False</text:p>
      <text:p text:style-name="P81">Conditions are used along with flow control statements like <text:span text:style-name="T5">if, elif, while, for</text:span><text:span text:style-name="T9">.</text:span></text:p>
      <text:p text:style-name="P81"><text:span text:style-name="T9">Flow control </text:span><text:span text:style-name="T16">statemnts </text:span><text:span text:style-name="T9">chose</text:span><text:span text:style-name="T16">s</text:span><text:span text:style-name="T9"> the course of action based on the values taken by associated conditions.</text:span></text:p>
      <text:p text:style-name="P9"/>
      <text:p text:style-name="P9">8)Identify 3 blocks in the following code</text:p>
      <text:list xml:id="list8509915675160906470" text:style-name="L1">
        <text:list-item>
          <text:p text:style-name="P94">spam = 0</text:p>
        </text:list-item>
        <text:list-item>
          <text:p text:style-name="P94">if spam == 10:</text:p>
        </text:list-item>
        <text:list-item>
          <text:p text:style-name="P94"><text:s text:c="7"/>print('eggs')</text:p>
        </text:list-item>
        <text:list-item>
          <text:p text:style-name="P94"><text:s text:c="7"/>if spam &gt; 5:</text:p>
        </text:list-item>
        <text:list-item>
          <text:p text:style-name="P94"><text:s text:c="13"/>print('bacon')</text:p>
        </text:list-item>
        <text:list-item>
          <text:p text:style-name="P94"><text:s text:c="7"/>else:</text:p>
        </text:list-item>
        <text:list-item>
          <text:p text:style-name="P94"><text:s text:c="14"/>print('ham')</text:p>
        </text:list-item>
        <text:list-item>
          <text:p text:style-name="P94">print('spam')</text:p>
        </text:list-item>
      </text:list>
      <text:p text:style-name="P11"/>
      <text:p text:style-name="P82"><text:span text:style-name="T10">A</text:span><text:span text:style-name="T9">ns) 3 blocks are in the lines 3, 5, &amp; 7</text:span></text:p>
      <text:p text:style-name="P10"><text:tab/>blocks in the lines 5 &amp; 7 are within the block in the line 3.</text:p>
      <text:p text:style-name="P83"><text:span text:style-name="T9">9)</text:span><text:span text:style-name="T11">Write code that prints Hello if 1 is stored in spam , prints Howdy if 2 is <text:s/>stored in spam , and prints Greetings! if anything else is stored in spam .</text:span></text:p>
      <text:p text:style-name="P12">Ans) <text:s text:c="3"/>print(‘please type in your integer’)</text:p>
      <text:p text:style-name="P12"><text:tab/>spam = <text:s/>input()</text:p>
      <text:p text:style-name="P12"><text:tab/>if spam == ‘1’:</text:p>
      <text:p text:style-name="P12"><text:tab/><text:tab/>print(‘Hello’)</text:p>
      <text:p text:style-name="P12"><text:tab/>elif spam == ‘2’:</text:p>
      <text:p text:style-name="P12"><text:tab/><text:tab/>print(‘Howdy’)</text:p>
      <text:p text:style-name="P12"><text:tab/>else:</text:p>
      <text:p text:style-name="P12"><text:tab/>print(‘Greetings’)</text:p>
      <text:p text:style-name="P12"/>
      <text:p text:style-name="P13">10)what can be done to exit when stuck in an infinte loop?</text:p>
      <text:p text:style-name="P13">Ans) Press Ctrl-C</text:p>
      <text:p text:style-name="P13"><text:tab/>OR</text:p>
      <text:p text:style-name="P13"><text:tab/>go to Shell&gt;Restart shell</text:p>
      <text:p text:style-name="P13"/>
      <text:p text:style-name="P84"><text:span text:style-name="T9">11)</text:span><text:span text:style-name="T12">What is the difference between break and continue?</text:span></text:p>
      <text:p text:style-name="P85"><text:span text:style-name="T9">Ans) </text:span><text:span text:style-name="T5">Break</text:span><text:span text:style-name="T9"> statement when executed exits the loop without bothering to complete it.</text:span></text:p>
      <text:p text:style-name="P85"><text:span text:style-name="T9"><text:s text:c="8"/></text:span><text:span text:style-name="T5">Continue</text:span><text:span text:style-name="T9"> statement when executed jumps to begining of the loop without bothering to complete loop.</text:span></text:p>
      <text:p text:style-name="P14"/>
      <text:p text:style-name="P86"><text:span text:style-name="T9">12)What is the difference between </text:span><text:span text:style-name="T5">range(10), range(0,10) and range(0,10,1) </text:span><text:span text:style-name="T9">in for loop</text:span></text:p>
      <text:p text:style-name="P86"><text:span text:style-name="T9">Ans) <text:s/></text:span><text:span text:style-name="T5">range(10)</text:span><text:span text:style-name="T9"> when called in for loop, </text:span><text:span text:style-name="T13">the value of variable is incremented by 1 for each iteration from 0 to 9 (excludes value 10).</text:span></text:p>
      <text:p text:style-name="P87"><text:span text:style-name="T5">range(0,10)</text:span><text:span text:style-name="T9"> when called, for loop increments the value of variable from 0 to 10 by 1 for each iteration. But the starting value is not usually set to 0, since by default its so.</text:span></text:p>
      <text:p text:style-name="P87"><text:span text:style-name="T6">r</text:span><text:span text:style-name="T5">ange(0,10,1)</text:span><text:span text:style-name="T9"> </text:span><text:span text:style-name="T14">also does the same as two <text:s/>cases above. Usually 3rd argument to range function is passed to specify the step value to increment in the range specified by first two arguments.</text:span></text:p>
      <text:p text:style-name="P15"/>
      <text:p text:style-name="P16"/>
      <text:p text:style-name="P16"/>
      <text:p text:style-name="P16"/>
      <text:p text:style-name="P16"/>
      <text:p text:style-name="P16"><text:soft-page-break/></text:p>
      <text:p text:style-name="P16"/>
      <text:p text:style-name="P88"><text:span text:style-name="T14">1</text:span><text:span text:style-name="T9">3)</text:span><text:span text:style-name="T15">Write a program that will print numbers from 1 to 10 using for loop. Also write a program to do the same using while loop?</text:span></text:p>
      <text:p text:style-name="P17">Ans)for i in range(1,11):</text:p>
      <text:p text:style-name="P17"><text:s text:c="4"/><text:tab/><text:tab/>print (i)</text:p>
      <text:p text:style-name="P17"><text:tab/>i = 1</text:p>
      <text:p text:style-name="P17"><text:tab/>while i &lt;= 10:</text:p>
      <text:p text:style-name="P17"><text:s text:c="4"/><text:tab/><text:tab/>print(i)</text:p>
      <text:p text:style-name="P17"><text:s text:c="4"/><text:tab/><text:tab/>i = i + 1<text:tab/></text:p>
      <text:p text:style-name="P17"/>
      <text:p text:style-name="P18">14)if you had a function named bacon() inside a module named spam, how would you call it after importing spam?</text:p>
      <text:p text:style-name="P18">Ans) <text:s/>spam.bacon()</text:p>
      <text:p text:style-name="P18"/>
      <text:p text:style-name="P18"/>
      <text:p text:style-name="P88"><text:span text:style-name="T9"><text:tab/><text:tab/><text:tab/><text:tab/><text:tab/></text:span><text:span text:style-name="T18">CHAPTER 3</text:span></text:p>
      <text:p text:style-name="P32"/>
      <text:p text:style-name="P89"><text:span text:style-name="T16">1</text:span><text:span text:style-name="T9">) Why are functions advantageous to have in your program?</text:span></text:p>
      <text:p text:style-name="P33">Ans)advantages of functions is that we can group codes that are being executed multiple times in our program. We can also <text:s/>run this code by calling with function names wherever we want in our program. Also chances of errors is decreases by the use of functions in our program.</text:p>
      <text:p text:style-name="P33"/>
      <text:p text:style-name="P33">2) When does the code in a function get executed. When function is called or when its defined?</text:p>
      <text:p text:style-name="P33">Ans) When the function is called execution jumps to the codes within function</text:p>
      <text:p text:style-name="P33"/>
      <text:p text:style-name="P33">3) What statements create a function?</text:p>
      <text:p text:style-name="P89"><text:span text:style-name="T9">Ans) </text:span><text:span text:style-name="T5">def</text:span><text:span text:style-name="T9"> statement</text:span></text:p>
      <text:p text:style-name="P33"/>
      <text:p text:style-name="P33">4)What is the difference between a function and function call?</text:p>
      <text:p text:style-name="P89"><text:span text:style-name="T9">Ans) </text:span><text:span text:style-name="T17">Function refers to the definition of the function by def statement.</text:span></text:p>
      <text:p text:style-name="P21"><text:tab/>Whereas function call refers to invoking of the function in any part of the program by using the name of function.</text:p>
      <text:p text:style-name="P20">Eg:</text:p>
      <text:p text:style-name="P20"><text:tab/>1<text:tab/>def spam():</text:p>
      <text:p text:style-name="P20"><text:tab/>2<text:tab/><text:tab/>print(‘what is your name?’)</text:p>
      <text:p text:style-name="P20"><text:tab/>3<text:tab/><text:tab/>var1 = input()</text:p>
      <text:p text:style-name="P20"><text:tab/>4<text:tab/><text:tab/>return ‘var1’</text:p>
      <text:p text:style-name="P20"><text:tab/>5<text:tab/>print(spam())</text:p>
      <text:p text:style-name="P19"/>
      <text:p text:style-name="P20">line1 is where function is defined. Lines 1,2,3,4 constitute the function and Line5 calls the function.</text:p>
      <text:p text:style-name="P20"/>
      <text:p text:style-name="P20">5)<text:span text:style-name="T19">How many global scopes are there in a python program and how many local scopes?</text:span></text:p>
      <text:p text:style-name="P22">Ans) There one and only one global scope in a Python program and it’s created when program execution starts and its destroyed when execution stops.</text:p>
      <text:p text:style-name="P22">There can be as many local scopes as there are functions within the program.</text:p>
      <text:p text:style-name="P22"/>
      <text:p text:style-name="P22">6)<text:span text:style-name="T20">What happens to variables in a local scope when function call returns?</text:span></text:p>
      <text:p text:style-name="P23">Ans) When function call returns, local scope is destroyed and the variables and arguments are forgotten.</text:p>
      <text:p text:style-name="P23"/>
      <text:p text:style-name="P23"/>
      <text:p text:style-name="P23"><text:soft-page-break/>7)<text:span text:style-name="T21">What is a return value. Can a return value be part of a expression?</text:span></text:p>
      <text:p text:style-name="P24">Ans) <text:span text:style-name="T22">The value that a function call evaluates to is called as return value of function.</text:span></text:p>
      <text:p text:style-name="P25">Eg: when we pass an argument ‘Hello’ to a len() function it evaluates to 5.</text:p>
      <text:p text:style-name="P26">We can also specify the value to be returned by using a return statement.</text:p>
      <text:p text:style-name="P27">Yes, return value can also be part of a expression within a function.</text:p>
      <text:p text:style-name="P26"/>
      <text:p text:style-name="P27">8)<text:span text:style-name="T23">If a function doesn’t have a return statement, then what is the return value to call of that function?</text:span></text:p>
      <text:p text:style-name="P28">Ans) <text:span text:style-name="T5">None</text:span></text:p>
      <text:p text:style-name="P28"/>
      <text:p text:style-name="P28">9)<text:span text:style-name="T24">How can you force a variable in a function, to refer to a global variable?</text:span></text:p>
      <text:p text:style-name="P29">Ans) By declaring the variable as global variable within the function using global statement.</text:p>
      <text:p text:style-name="P29">Eg: <text:span text:style-name="T5">global var1</text:span></text:p>
      <text:p text:style-name="P90"/>
      <text:p text:style-name="P29">10)<text:span text:style-name="T25">What is the data type of None?</text:span></text:p>
      <text:p text:style-name="P30">Ans) <text:s/>NoneType data type.</text:p>
      <text:p text:style-name="P30"/>
      <text:p text:style-name="P30">11) <text:span text:style-name="T26">What does the</text:span><text:span text:style-name="T7"> import areallyourpetsnamederic</text:span><text:span text:style-name="T26"> do?</text:span></text:p>
      <text:p text:style-name="P31">Ans) import statement imports a module from standard Python library.</text:p>
      <text:p text:style-name="P31"/>
      <text:p text:style-name="P31">12) <text:span text:style-name="T27">If you had a function named bacon() in module named spam, how would you call it?</text:span></text:p>
      <text:p text:style-name="P31">Ans) spam.bacon()</text:p>
      <text:p text:style-name="P31"/>
      <text:p text:style-name="P31">13)How can you prevent a program from crashing due to error?</text:p>
      <text:p text:style-name="P31">Ans) By using<text:span text:style-name="T5"> try</text:span> and <text:span text:style-name="T5">except</text:span> statements.</text:p>
      <text:p text:style-name="P22"/>
      <text:p text:style-name="P22">14)What goes in try clause and what goes in except clause?</text:p>
      <text:p text:style-name="P22">Ans) Inside try clause we put up the part we anticipate the error and inside the except clause we incorporate the error we expect and next action if the error occured in code inside try clause.</text:p>
      <text:p text:style-name="P22"/>
      <text:p text:style-name="P22"/>
      <text:p text:style-name="P22"><text:tab/><text:tab/><text:tab/><text:tab/><text:tab/><text:span text:style-name="T1">CHAPTER4</text:span></text:p>
      <text:p text:style-name="P22"/>
      <text:p text:style-name="P34">1) What is [ ]</text:p>
      <text:p text:style-name="P34"><text:s/>Ans) [ ] indicates a list. Contents of a list are enclosed within [ ].</text:p>
      <text:p text:style-name="P34"/>
      <text:p text:style-name="P34">2) <text:span text:style-name="T28">How would you assign value ‘hello’ as third value in a list named spam.</text:span></text:p>
      <text:p text:style-name="P35">Ans) <text:s/><text:tab/>spam.insert(2,’hello’)</text:p>
      <text:p text:style-name="P35"/>
      <text:p text:style-name="P36">For following 3 questions let <text:span text:style-name="T5">spam = [‘a’,’b’,’c’,’d’].</text:span></text:p>
      <text:p text:style-name="P36"/>
      <text:p text:style-name="P36">3)What does spam[int(‘3’ * 2) / 11] evaluate to?</text:p>
      <text:p text:style-name="P36">Ans) ‘3’ *2 is the string replication and will yield 33. <text:s/>it will give a float value 3.0 and cause errors since index of list cant be a float.</text:p>
      <text:p text:style-name="P36"/>
      <text:p text:style-name="P36">4) <text:span text:style-name="T29">What does spam[-1] evaluate to?</text:span></text:p>
      <text:p text:style-name="P41">Ans) index -1 indicates the last value of list. Spam[-1] = ‘d’</text:p>
      <text:p text:style-name="P41"/>
      <text:p text:style-name="P37">5)What does spam[:-2] evaluate to?</text:p>
      <text:p text:style-name="P41">Ans) <text:span text:style-name="T30">slice[:-2] indicates slices from value of index 0 to 2</text:span><text:span text:style-name="T31">nd</text:span><text:span text:style-name="T30"> last value. [‘a’, ‘b’]</text:span></text:p>
      <text:p text:style-name="P41"/>
      <text:p text:style-name="P41"/>
      <text:p text:style-name="P41"/>
      <text:p text:style-name="P42"><text:soft-page-break/>For the following 3 questions let bacon contain the list [<text:span text:style-name="T32">3.14, ‘cat’, 11, ‘cat’, ‘True’]</text:span></text:p>
      <text:p text:style-name="P42"/>
      <text:p text:style-name="P43">6) <text:span text:style-name="T33">What does bacon.index(cat) evaluate to?</text:span></text:p>
      <text:p text:style-name="P44">Ans) 1</text:p>
      <text:p text:style-name="P44"/>
      <text:p text:style-name="P44">7)<text:span text:style-name="T34">What does bacon.append(99) would make bacon to?</text:span></text:p>
      <text:p text:style-name="P45">Ans) [3.14, ‘cat’, 11, ‘cat’, ‘True’, 99]</text:p>
      <text:p text:style-name="P45"/>
      <text:p text:style-name="P45">8) <text:span text:style-name="T35">What does bacon.remove(‘cat’) do the list?</text:span></text:p>
      <text:p text:style-name="P46">Ans) [3.14, <text:span text:style-name="T36">11, ‘cat’, ‘True’, 99]</text:span></text:p>
      <text:p text:style-name="P46"/>
      <text:p text:style-name="P47">9) What are the operators for list concatenation and replication?</text:p>
      <text:p text:style-name="P47">Ans) list concatenation by +</text:p>
      <text:p text:style-name="P47">eg: spam = [‘cat,’bat’]</text:p>
      <text:p text:style-name="P47"><text:s text:c="6"/>spec = [‘wwe’,’david’]</text:p>
      <text:p text:style-name="P47">&gt;&gt;&gt; sapm + spec</text:p>
      <text:p text:style-name="P47"><text:s/><text:span text:style-name="T37">[‘cat’,’bat’,’wwe’,’david’]</text:span></text:p>
      <text:p text:style-name="P47"><text:s/></text:p>
      <text:p text:style-name="P48">list replication by *</text:p>
      <text:p text:style-name="P48"><text:s/>&gt;&gt;&gt; spam * 2</text:p>
      <text:p text:style-name="P48"><text:tab/>[‘cat’,bat’,’cat’,’bat]</text:p>
      <text:p text:style-name="P48"/>
      <text:p text:style-name="P48">10)<text:span text:style-name="T38">What is the difference between append and insert list methods?</text:span></text:p>
      <text:p text:style-name="P49">Ans) spam.append() simply adds the value within parenthesis to list at its end.</text:p>
      <text:p text:style-name="P49">Whereas .insert can add it at required index positions. <text:s text:c="3"/>Spam.insert(2,’10’) adds 10 to index position numbered 2.</text:p>
      <text:p text:style-name="P49"/>
      <text:p text:style-name="P49">11) <text:span text:style-name="T39">What are 2 ways to remove values from list?</text:span></text:p>
      <text:p text:style-name="P50">Ans) a) use method .remove(). Here parenthesis would contain the value to be removed from the list.</text:p>
      <text:p text:style-name="P50">b) del spam[2] would remove the item with index number2</text:p>
      <text:p text:style-name="P50"/>
      <text:p text:style-name="P50">12)Name a few ways list value are similar to string value?</text:p>
      <text:p text:style-name="P50">Ans) operations like indexing, slicing, <text:s/>for loops, in and not in keywords, etc can be applied to strings like as in case of lists. Strings can be vieweds list of single characters.</text:p>
      <text:p text:style-name="P50"/>
      <text:p text:style-name="P37">13) What is the difference between lists and tuples?</text:p>
      <text:p text:style-name="P37">Ans) Lists are mutable, ie, the values in lists can be appended, removed, <text:s/>changed. Whereas tuples are immutable ie, they can’t be changed or appended. One way to change values of tuples is to slice the required portions and add necessary changes and the whole thing in required order.</text:p>
      <text:p text:style-name="P37"/>
      <text:p text:style-name="P37">14)How do you type the tuple value that just the integer value 42 in it?</text:p>
      <text:p text:style-name="P37">Ans) <text:s/>spam = (‘42’,)</text:p>
      <text:p text:style-name="P37"/>
      <text:p text:style-name="P37">15)How can you get tuple from a list value and viceversa?</text:p>
      <text:p text:style-name="P37">Ans) spam = [‘1’,’2’,’3’,’4’]</text:p>
      <text:p text:style-name="P37"><text:tab/>spec = (‘r’,’e’,’t’,’w’)</text:p>
      <text:p text:style-name="P37"><text:s text:c="2"/>to get tuple from list</text:p>
      <text:p text:style-name="P37">&gt;&gt;&gt;tuple([‘1’,’2’,’3’,’4’])</text:p>
      <text:p text:style-name="P37"><text:tab/>(‘1’,’2’,’3’,’4’)</text:p>
      <text:p text:style-name="P37">to get list from tuple</text:p>
      <text:p text:style-name="P37">&gt;&gt;&gt; list[(‘r’,’e’,’t’,’w’)]</text:p>
      <text:p text:style-name="P37"><text:soft-page-break/>[‘r’,’e’,’t’,’w’]</text:p>
      <text:p text:style-name="P37"/>
      <text:p text:style-name="P37">16) Variables that contain list <text:s/>don’t contain list value directly. What do they contain actually?</text:p>
      <text:p text:style-name="P37">Ans) They conatin the reference <text:s/>to the list value.</text:p>
      <text:p text:style-name="P37"/>
      <text:p text:style-name="P37">17)What is the difference between copy.copy() and copy.deepcopy()?</text:p>
      <text:p text:style-name="P37">Ans) copy.copy() copies a list whereas copy.deepcopy() copies list of lists. Both creates new copy of list values.</text:p>
      <text:p text:style-name="P37"/>
      <text:p text:style-name="P37"><text:tab/><text:tab/></text:p>
      <text:p text:style-name="P37"><text:tab/><text:tab/></text:p>
      <text:p text:style-name="P37"><text:tab/><text:tab/><text:tab/><text:tab/><text:tab/><text:span text:style-name="T1">CHAPTER 5</text:span></text:p>
      <text:p text:style-name="P5">1)What <text:span text:style-name="T40">does the code for empty dictionary look like?</text:span></text:p>
      <text:p text:style-name="P6">Ans spam = {}</text:p>
      <text:p text:style-name="P6"/>
      <text:p text:style-name="P6">2) <text:span text:style-name="T41">What does the dictionary value with a key ‘foo’ and value ‘42’ look like?</text:span></text:p>
      <text:p text:style-name="P7">Ans) spam = {‘foo’:’42’}</text:p>
      <text:p text:style-name="P7"/>
      <text:p text:style-name="P7">3)<text:span text:style-name="T42">What is the main difference between a dictionary and a list?</text:span></text:p>
      <text:p text:style-name="P8">Ans) <text:span text:style-name="T43">a)Key-value pairs in dictionary doesn’t form an ordered sequence. Whereas in list the items <text:tab/>are indexed.</text:span> </text:p>
      <text:p text:style-name="P37"><text:s text:c="9"/><text:span text:style-name="T43">b)Keys of dictionary can either numbers or words. Whereas the index of lists can be only <text:tab/>integers.</text:span></text:p>
      <text:p text:style-name="P37"><text:s text:c="9"/><text:span text:style-name="T43">c)Since key value pairs are not in oredered sequence they can’t be sliced.</text:span></text:p>
      <text:p text:style-name="P37"/>
      <text:p text:style-name="P51">4)<text:span text:style-name="T44">What happens if you try to access spam[‘foo’] if spam = {‘bar’:’100’} ?</text:span></text:p>
      <text:p text:style-name="P52">Ans) a <text:s text:c="2"/>‘keyerror’ <text:s text:c="2"/>occurs.</text:p>
      <text:p text:style-name="P37"/>
      <text:p text:style-name="P53">5)If a dictionary is stored in spam , What is the difference between ‘cat’ in spam and ‘cat ‘in spam.keys()?</text:p>
      <text:p text:style-name="P58">Ans) Both does the same thing. Both searches for a key named ‘cat’ in the dictionary data type spam</text:p>
      <text:p text:style-name="P38"/>
      <text:p text:style-name="P54">6)if a dictionary is stored in spam, What is the difference between ‘<text:span text:style-name="T47">cat’ in spam and ‘cat’ in spam.values()?</text:span></text:p>
      <text:p text:style-name="P57">Ans) cat in spam searches for key named cat in dictionary <text:span text:style-name="T49">stored in</text:span> spam.</text:p>
      <text:p text:style-name="P57"><text:tab/>cat in spam.values() searches for <text:s/>value <text:span text:style-name="T48">named</text:span> cat in dictionary <text:span text:style-name="T49">stored in</text:span> spam.</text:p>
      <text:p text:style-name="P38"/>
      <text:p text:style-name="P55">7) What is the shortcut for the following code?</text:p>
      <text:p text:style-name="P39"><text:tab/><text:span text:style-name="T45">If ‘color’ not in spam:</text:span></text:p>
      <text:p text:style-name="P39"><text:tab/><text:tab/><text:span text:style-name="T45">spam[‘color’] = black</text:span></text:p>
      <text:p text:style-name="P39"/>
      <text:p text:style-name="P59">Ans) <text:s/>spam.setdefault(‘color’,’black’)</text:p>
      <text:p text:style-name="P39"/>
      <text:p text:style-name="P56">8) What module and function can be used to pretty print dictionary values?</text:p>
      <text:p text:style-name="P40"><text:span text:style-name="T46">Ams) pprint.pprint(dictname)</text:span><text:tab/></text:p>
      <text:p text:style-name="P22"/>
      <text:p text:style-name="P22"/>
      <text:p text:style-name="P22"/>
      <text:p text:style-name="P22"/>
      <text:p text:style-name="P22"/>
      <text:p text:style-name="P22"/>
      <text:p text:style-name="P22"><text:soft-page-break/><text:tab/><text:tab/><text:tab/><text:tab/><text:tab/><text:span text:style-name="T3">CHAPTER 6</text:span></text:p>
      <text:p text:style-name="P95"/>
      <text:p text:style-name="P60"><text:span text:style-name="T51">1</text:span><text:span text:style-name="T50">)What </text:span><text:span text:style-name="T52">are escape characters?</text:span></text:p>
      <text:p text:style-name="P61"><text:span text:style-name="T50">Ans) </text:span><text:span text:style-name="T53">Escape character is a special character that lets us add certain characters to a string, which when used without escape characters would amount to string errors.</text:span></text:p>
      <text:p text:style-name="P96">Eg: </text:p>
      <text:p text:style-name="P96"><text:s/>&gt;&gt;&gt; print(‘This is David’s cat’)</text:p>
      <text:p text:style-name="P96"><text:s/>syntax error</text:p>
      <text:p text:style-name="P96">&gt;&gt;&gt; print(‘This is David\’s cat’)</text:p>
      <text:p text:style-name="P96">This is David’s cat</text:p>
      <text:p text:style-name="P96"/>
      <text:p text:style-name="P62"><text:span text:style-name="T50">2) </text:span><text:span text:style-name="T54">What does \n and \t escape characters do?</text:span></text:p>
      <text:p text:style-name="P97">Ans) \n causes to print in newline.</text:p>
      <text:p text:style-name="P97"><text:tab/>\t causes to print a space tab in the string.</text:p>
      <text:p text:style-name="P97"/>
      <text:p text:style-name="P63"><text:span text:style-name="T50">3)</text:span><text:span text:style-name="T55">How can you put backslash ( \) character in a string?</text:span></text:p>
      <text:p text:style-name="P98">Ans) <text:s/>The escape character corresponding to backslash character is <text:s/>\\ .</text:p>
      <text:p text:style-name="P98">eg:</text:p>
      <text:p text:style-name="P98"><text:tab/>&gt;&gt;&gt; print(‘hey \\ there’)</text:p>
      <text:p text:style-name="P98"><text:tab/>hey \ there</text:p>
      <text:p text:style-name="P98"/>
      <text:p text:style-name="P64"><text:span text:style-name="T50">4)</text:span><text:span text:style-name="T56">The string value “howl’s Moving castle” is valid. How isn’t it a problem that the single quote character in the word Howl’s isn’t escaped?</text:span></text:p>
      <text:p text:style-name="P99">Ans) Because the whole string is enclosed within double quotes and therefore Python interprets single quotes to be part of string.</text:p>
      <text:p text:style-name="P99"/>
      <text:p text:style-name="P65"><text:span text:style-name="T50">5)</text:span><text:span text:style-name="T57">If you don’t want to put \n in your string, then how can you write a new line within string?</text:span></text:p>
      <text:p text:style-name="P100">Ans) We can use triple quotes for this purpose. Enclose the entire string within triple quotes.</text:p>
      <text:p text:style-name="P100"/>
      <text:p text:style-name="P66"><text:span text:style-name="T50">6)</text:span><text:span text:style-name="T58">What does the following expressions evaluate to?</text:span></text:p>
      <text:p text:style-name="P67"><text:span text:style-name="T50">a) <text:s/>‘</text:span><text:span text:style-name="T59">Hello World!’</text:span><text:span text:style-name="T60">[1] <text:s text:c="2"/>==&gt; H</text:span></text:p>
      <text:p text:style-name="P101">b) <text:s/>‘Hello World!’[0:5] ==&gt; Hello</text:p>
      <text:p text:style-name="P68"><text:span text:style-name="T50">c) <text:s text:c="2"/>‘Hello World!’</text:span><text:span text:style-name="T61">[:5] ==&gt; Hello</text:span></text:p>
      <text:p text:style-name="P69"><text:span text:style-name="T50">d) <text:s/>‘Hello World!’[3:] ===&gt; </text:span><text:span text:style-name="T62">l</text:span><text:span text:style-name="T50">o World!</text:span></text:p>
      <text:p text:style-name="P102"/>
      <text:p text:style-name="P70"><text:span text:style-name="T50">7)</text:span><text:span text:style-name="T63">What does the following expressions evaluate to?</text:span></text:p>
      <text:p text:style-name="P70"><text:span text:style-name="T63"><text:tab/>a) ‘</text:span><text:span text:style-name="T64">Hello’.upper() ===&gt;<text:tab/><text:tab/></text:span><text:span text:style-name="T65">HELLO</text:span></text:p>
      <text:p text:style-name="P70"><text:span text:style-name="T64"><text:tab/>b) ‘Hello’.</text:span><text:span text:style-name="T65">upp</text:span><text:span text:style-name="T64">er().</text:span><text:span text:style-name="T65">isupper()</text:span><text:span text:style-name="T64"> ===&gt; <text:s text:c="4"/></text:span><text:span text:style-name="T65">True</text:span></text:p>
      <text:p text:style-name="P103"><text:tab/>c) ‘Hello’.upper().lower() ====&gt;<text:tab/>hello</text:p>
      <text:p text:style-name="P103"/>
      <text:p text:style-name="P71"><text:span text:style-name="T65">8</text:span><text:span text:style-name="T50">)</text:span><text:span text:style-name="T66">What does the following expressions evaluate to?</text:span></text:p>
      <text:p text:style-name="P72"><text:span text:style-name="T50"><text:tab/>a) ‘</text:span><text:span text:style-name="T67">Remember, remember, the fifth of November.’.split()</text:span></text:p>
      <text:p text:style-name="P72"><text:span text:style-name="T67"><text:tab/></text:span><text:span text:style-name="T68">ans) </text:span><text:span text:style-name="T69">[‘Remember,’, ‘remember,’, ‘the’, ‘fifth’, ‘of’, ‘November.’]</text:span></text:p>
      <text:p text:style-name="P104"><text:tab/>b) ‘-’.join(‘There can be only one.’.split())</text:p>
      <text:p text:style-name="P73"><text:span text:style-name="T67"><text:tab/></text:span><text:span text:style-name="T68">ans) ‘</text:span><text:span text:style-name="T70">There-can-be-only-one.'\</text:span></text:p>
      <text:p text:style-name="P74"><text:span text:style-name="T70">9</text:span><text:span text:style-name="T50">)What methods can be used to right-justify left-justify and center string?</text:span></text:p>
      <text:p text:style-name="P74"><text:span text:style-name="T50">Ans) </text:span><text:span text:style-name="T71">by using .rjust() , .ljust(), <text:s/></text:span><text:span text:style-name="T72">and .center() methods</text:span></text:p>
      <text:p text:style-name="P105">eg: ‘Foo’.rjust(10) would move the string ‘Foo’ by 10 positions</text:p>
      <text:p text:style-name="P105"><text:s/>|||ly .ljust(10) would justify to left and .center(20) would center the string in total space of 20 positions.</text:p>
      <text:p text:style-name="P105"/>
      <text:p text:style-name="P105"/>
      <text:p text:style-name="P75"><text:soft-page-break/><text:span text:style-name="T50">10)</text:span><text:span text:style-name="T73">How can you trim whitespace characters from the begining or end of a string?</text:span></text:p>
      <text:p text:style-name="P76"><text:span text:style-name="T50">Ans) <text:s/></text:span><text:span text:style-name="T74">to remove from both right and left ends at a time <text:s/>.strip() method of string can be used.</text:span></text:p>
      <text:p text:style-name="P106">To remove from right end only .rstrip()</text:p>
      <text:p text:style-name="P106">To remove from left end only <text:s text:c="2"/>.lstrip()</text:p>
      <text:p text:style-name="P10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9T14:30:43.402273016</meta:creation-date>
    <dc:date>2016-12-14T17:23:40.437534820</dc:date>
    <meta:editing-duration>PT6H48M6S</meta:editing-duration>
    <meta:editing-cycles>139</meta:editing-cycles>
    <meta:generator>LibreOffice/5.1.4.2$Linux_X86_64 LibreOffice_project/10m0$Build-2</meta:generator>
    <meta:document-statistic meta:table-count="3" meta:image-count="0" meta:object-count="0" meta:page-count="9" meta:paragraph-count="307" meta:word-count="2443" meta:character-count="14135" meta:non-whitespace-character-count="11668"/>
  </office:meta>
</office:document-meta>
</file>